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5" svg:stroke-width="0.019cm" svg:stroke-color="#000000" draw:marker-start="" draw:marker-start-width="0.33cm" draw:marker-start-center="false" draw:marker-end="" draw:marker-end-width="0.33cm" draw:marker-end-center="false" draw:fill="solid" draw:fill-color="#c0598e" draw:textarea-vertical-align="middle" draw:auto-grow-height="false" fo:min-height="1.55cm" fo:min-width="1.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6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8cm" svg:height="1.8cm" svg:x="10.083cm" svg:y="14.237cm">
            <text:p/>
            <draw:enhanced-geometry draw:mirror-vertical="tru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ircle draw:style-name="gr2" draw:text-style-name="P2" draw:layer="layout" svg:width="1.8cm" svg:height="1.8cm" svg:x="10.083cm" svg:y="14.237cm">
            <text:p/>
          </draw:circle>
          <draw:line draw:style-name="gr3" draw:text-style-name="P3" draw:layer="layout" svg:x1="10.983cm" svg:y1="14.237cm" svg:x2="10.983cm" svg:y2="16.037cm">
            <text:p/>
          </draw:line>
          <draw:line draw:style-name="gr4" draw:text-style-name="P3" draw:layer="layout" svg:x1="10.083cm" svg:y1="15.137cm" svg:x2="11.883cm" svg:y2="15.1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50:31.918946547</meta:creation-date>
    <dc:date>2018-05-08T07:50:46.416383908</dc:date>
    <meta:editing-duration>PT14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